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99974" officeooo:paragraph-rsid="00099974"/>
    </style:style>
    <style:style style:name="T1" style:family="text">
      <style:text-properties fo:font-weight="bold"/>
    </style:style>
    <style:style style:name="T2" style:family="text">
      <style:text-properties style:text-position="-33% 80%"/>
    </style:style>
    <text:list-style style:name="L1">
      <text:list-level-style-number text:level="1" text:style-name="Numbering_20_Symbols" style:num-suffix="." style:num-format="1">
        <style:list-level-properties text:space-before="0.5445in" text:min-label-width="0.196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s pseudocode was copied from the Wikipedia article “</text:span><text:a xlink:type="simple" xlink:href="https://en.wikipedia.org/w/index.php?title=Misra_&amp;_Gries_edge_coloring_algorithm&amp;oldid=652698160" text:style-name="Internet_20_link" text:visited-style-name="Visited_20_Internet_20_Link"><text:span text:style-name="T1">Misra &amp; Gries edge coloring algorithm</text:span></text:a><text:span text:style-name="T1">”</text:span></text:p>
      <text:p text:style-name="Text_20_body"><text:span text:style-name="T1">Input:</text:span> A graph G.</text:p>
      <text:p text:style-name="Text_20_body"><text:span text:style-name="T1">Output:</text:span> A proper coloring c of the edges of G</text:p>
      <text:p text:style-name="Text_20_body">Let U := E(G)</text:p>
      <text:p text:style-name="Text_20_body"><text:span text:style-name="T1">while</text:span> U ≠ ∅ <text:span text:style-name="T1">do</text:span></text:p>
      <text:list xml:id="list4482527899910581507" text:style-name="L1">
        <text:list-item>
          <text:p text:style-name="P1">Let (u,v) be any edge in U. </text:p>
        </text:list-item>
        <text:list-item>
          <text:p text:style-name="P1">Let F[1:k] be a maximal fan of u starting at F[1]=v. </text:p>
        </text:list-item>
        <text:list-item>
          <text:p text:style-name="P1">Let c be a color that is free on u and d be a color that is free on F[k]. </text:p>
        </text:list-item>
        <text:list-item>
          <text:p text:style-name="P1">Invert the cd<text:span text:style-name="T2">u</text:span> path </text:p>
        </text:list-item>
        <text:list-item>
          <text:p text:style-name="P1">Let w ∈ V(G) be such that w ∈ F, F'=[F[1]...w] is a fan and d is free on w. </text:p>
        </text:list-item>
        <text:list-item>
          <text:p text:style-name="P1">Rotate F' and set c(u,w)=d. </text:p>
        </text:list-item>
        <text:list-item>
          <text:p text:style-name="P1">U := U - {(u,v)} </text:p>
        </text:list-item>
      </text:list>
      <text:p text:style-name="Text_20_body">end whil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line-height="200%" fo:text-indent="0in" style:auto-text-indent="tru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8:21:31.770309113</meta:creation-date>
    <dc:title>School essay</dc:title>
    <meta:editing-duration>PT2M54S</meta:editing-duration>
    <meta:editing-cycles>4</meta:editing-cycles>
    <meta:generator>LibreOffice/4.4.3.2$Linux_X86_64 LibreOffice_project/88805f81e9fe61362df02b9941de8e38a9b5fd16</meta:generator>
    <meta:initial-creator>James Dearing</meta:initial-creator>
    <dc:date>2015-06-01T08:24:27.131384206</dc:date>
    <dc:creator>James Dearing</dc:creator>
    <meta:document-statistic meta:table-count="0" meta:image-count="0" meta:object-count="0" meta:page-count="1" meta:paragraph-count="13" meta:word-count="118" meta:character-count="501" meta:non-whitespace-character-count="396"/>
    <meta:template xlink:type="simple" xlink:actuate="onRequest" xlink:title="School essay" xlink:href="../../../.config/libreoffice/4/user/template/School%20essay.ott" meta:date="2015-06-01T08:21:31.489624231"/>
  </office:meta>
</office:document-meta>
</file>